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9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bfbfbf" svg:stroke-opacity="100%" draw:auto-grow-width="false" draw:auto-grow-height="false"/>
      <style:paragraph-properties style:font-independent-line-spacing="false" style:writing-mode="lr-tb"/>
    </style:style>
    <style:style style:family="graphic" style:name="a566" style:parent-style-name="Graphics">
      <style:graphic-properties draw:fill="none" fo:clip="rect(1.73071in, 2.29534in, 1.71968in, 12.08493in)" draw:stroke="none" draw:luminance="0%" draw:contrast="0%" draw:image-opacity="100%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ff0000" svg:stroke-opacity="100%" draw:auto-grow-width="false" draw:auto-grow-height="false"/>
      <style:paragraph-properties style:font-independent-line-spacing="false" style:writing-mode="lr-tb"/>
    </style:style>
    <style:style style:family="graphic" style:name="a569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000000" svg:stroke-opacity="100%" draw:auto-grow-width="false" draw:auto-grow-height="tru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b85c00" svg:stroke-opacity="100%" draw:auto-grow-width="false" draw:auto-grow-height="tru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3465a4" svg:stroke-opacity="100%" draw:auto-grow-width="false" draw:auto-grow-height="true"/>
      <style:paragraph-properties style:font-independent-line-spacing="false" style:writing-mode="lr-tb"/>
    </style:style>
    <style:style style:family="graphic" style:name="a602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ff0000" svg:stroke-opacity="100%" draw:auto-grow-width="false" draw:auto-grow-height="tru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a1467e" svg:stroke-opacity="100%" draw:auto-grow-width="false" draw:auto-grow-height="false"/>
      <style:paragraph-properties style:font-independent-line-spacing="fals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000000" svg:stroke-opacity="100%" draw:auto-grow-width="false" draw:auto-grow-height="true"/>
      <style:paragraph-properties style:font-independent-line-spacing="fals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a1467e" svg:stroke-opacity="100%" draw:auto-grow-width="false" draw:auto-grow-height="true"/>
      <style:paragraph-properties style:font-independent-line-spacing="fals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5eb91e" svg:stroke-opacity="100%" draw:auto-grow-width="false" draw:auto-grow-height="true"/>
      <style:paragraph-properties style:font-independent-line-spacing="fals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2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2a6099" svg:stroke-opacity="100%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5eb91e" svg:stroke-opacity="100%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bfbfbf" svg:stroke-opacity="100%" draw:auto-grow-width="fals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bfbfbf" svg:stroke-opacity="100%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bfbfbf" svg:stroke-opacity="100%" draw:auto-grow-width="false" draw:auto-grow-height="tru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ffff00" svg:stroke-opacity="100%" draw:auto-grow-width="fals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ff972f" svg:stroke-opacity="100%" draw:auto-grow-width="false" draw:auto-grow-height="tru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ff0000" svg:stroke-opacity="100%" draw:auto-grow-width="fals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ffff6d" svg:stroke-opacity="100%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b85c00" svg:stroke-opacity="100%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ff972f" svg:stroke-opacity="100%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7913in" fo:padding-bottom="0.07913in" fo:padding-left="0.12835in" fo:padding-right="0.12835in" draw:textarea-vertical-align="middle" draw:textarea-horizontal-align="left" draw:fill="none" draw:stroke="solid" svg:stroke-width="0.05984in" svg:stroke-color="#bfbfbf" svg:stroke-opacity="100%" draw:auto-grow-width="false" draw:auto-grow-height="fals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6929in" fo:padding-bottom="0.06929in" fo:padding-left="0.1185in" fo:padding-right="0.1185in" draw:textarea-vertical-align="top" draw:textarea-horizontal-align="left" draw:fill="none" draw:stroke="solid" svg:stroke-width="0.04016in" svg:stroke-color="#bfbfbf" svg:stroke-opacity="100%" draw:auto-grow-width="false" draw:auto-grow-height="tru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2.04752in" svg:y="0.04568in" svg:width="6in" svg:height="6.12165in" style:rel-width="scale" style:rel-height="scale">
          <draw:image xlink:href="media/image1.png" xlink:type="simple" xlink:show="embed" xlink:actuate="onLoad"/>
          <svg:title/>
          <svg:desc/>
        </draw:frame>
        <draw:custom-shape svg:x="7in" svg:y="0.37047in" svg:width="2.80106in" svg:height="0.01141in" draw:id="id74" draw:style-name="a569" draw:name="Straight Connector 2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in" svg:y="0.96654in" svg:width="2.80106in" svg:height="0.0059in" draw:id="id75" draw:style-name="a572" draw:name="Straight Connector 3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in" svg:y="2.37323in" svg:width="2.34608in" svg:height="0.00866in" draw:id="id76" draw:style-name="a575" draw:name="Straight Connector 4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in" svg:y="2.68819in" svg:width="2.35733in" svg:height="0.01417in" draw:id="id77" draw:style-name="a578" draw:name="Straight Connector 5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in" svg:y="3.23938in" svg:width="2.34608in" svg:height="0in" draw:id="id78" draw:style-name="a581" draw:name="Straight Connector 6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81611in" svg:y="1.82205in" svg:width="1.69648in" svg:height="0in" draw:id="id79" draw:style-name="a584" draw:name="Straight Connector 7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64094in" svg:y="2.37955in" svg:width="1.31807in" svg:height="0.00865in" draw:id="id80" draw:style-name="a587" draw:name="Straight Connector 8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1" draw:style-name="a590" draw:name="TextBox 9" svg:x="9.5126in" svg:y="1.4819in" svg:width="1.44252in" svg:height="0.4189in">
          <draw:text-box>
            <text:p text:style-name="a589" text:class-names="" text:cond-style-name=""><text:span text:style-name="a588" text:class-names="">BUZ clock</text:span></text:p>
          </draw:text-box>
          <svg:title/>
          <svg:desc/>
        </draw:frame>
        <draw:frame draw:id="id82" draw:style-name="a593" draw:name="TextBox 10" svg:x="9.35733in" svg:y="2.04686in" svg:width="1.60157in" svg:height="0.4189in">
          <draw:text-box>
            <text:p text:style-name="a592" text:class-names="" text:cond-style-name=""><text:span text:style-name="a591" text:class-names="">BUZ Data 0</text:span></text:p>
          </draw:text-box>
          <svg:title/>
          <svg:desc/>
        </draw:frame>
        <draw:custom-shape svg:x="1.27479in" svg:y="2.96694in" svg:width="1.10537in" svg:height="0in" draw:id="id83" draw:style-name="a596" draw:name="Straight Connector 11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4" draw:style-name="a599" draw:name="TextBox 12" svg:x="0.04842in" svg:y="2.77009in" svg:width="1.22638in" svg:height="0.43024in">
          <draw:text-box>
            <text:p text:style-name="a598" text:class-names="" text:cond-style-name=""><text:span text:style-name="a597" text:class-names="">LED SPI</text:span></text:p>
          </draw:text-box>
          <svg:title/>
          <svg:desc/>
        </draw:frame>
        <draw:frame draw:id="id85" draw:style-name="a602" draw:name="TextBox 13" svg:x="9.7928in" svg:y="0.16929in" svg:width="1.17126in" svg:height="0.4189in">
          <draw:text-box>
            <text:p text:style-name="a601" text:class-names="" text:cond-style-name=""><text:span text:style-name="a600" text:class-names="">BUZ 5V</text:span></text:p>
          </draw:text-box>
          <svg:title/>
          <svg:desc/>
        </draw:frame>
        <draw:frame draw:id="id86" draw:style-name="a605" draw:name="TextBox 14" svg:x="9.78453in" svg:y="0.76614in" svg:width="1.17965in" svg:height="0.43024in">
          <draw:text-box>
            <text:p text:style-name="a604" text:class-names="" text:cond-style-name=""><text:span text:style-name="a603" text:class-names="">BUZ 0V</text:span></text:p>
          </draw:text-box>
          <svg:title/>
          <svg:desc/>
        </draw:frame>
        <draw:frame draw:id="id87" draw:style-name="a608" draw:name="TextBox 15" svg:x="9.3499in" svg:y="2.58386in" svg:width="1.60157in" svg:height="0.4189in">
          <draw:text-box>
            <text:p text:style-name="a607" text:class-names="" text:cond-style-name=""><text:span text:style-name="a606" text:class-names="">BUZ Data 1</text:span></text:p>
          </draw:text-box>
          <svg:title/>
          <svg:desc/>
        </draw:frame>
        <draw:frame draw:id="id88" draw:style-name="a611" draw:name="TextBox 16" svg:x="9.34608in" svg:y="3.16024in" svg:width="1.60157in" svg:height="0.4189in">
          <draw:text-box>
            <text:p text:style-name="a610" text:class-names="" text:cond-style-name=""><text:span text:style-name="a609" text:class-names="">BUZ Data 2</text:span></text:p>
          </draw:text-box>
          <svg:title/>
          <svg:desc/>
        </draw:frame>
        <draw:frame draw:id="id89" draw:style-name="a614" draw:name="TextBox 17" svg:x="0.04763in" svg:y="2.17245in" svg:width="1.60157in" svg:height="0.4189in">
          <draw:text-box>
            <text:p text:style-name="a613" text:class-names="" text:cond-style-name=""><text:span text:style-name="a612" text:class-names="">BUZ Data 3</text:span></text:p>
          </draw:text-box>
          <svg:title/>
          <svg:desc/>
        </draw:frame>
        <draw:frame draw:id="id90" draw:style-name="a617" draw:name="TextBox 18" svg:x="8.51711in" svg:y="0.47244in" svg:width="1.11063in" svg:height="0.4189in">
          <draw:text-box>
            <text:p text:style-name="a616" text:class-names="" text:cond-style-name=""><text:span text:style-name="a615" text:class-names="">LED 5V</text:span></text:p>
          </draw:text-box>
          <svg:title/>
          <svg:desc/>
        </draw:frame>
        <draw:custom-shape svg:x="7.0185in" svg:y="0.68504in" svg:width="1.49861in" svg:height="0.0059in" draw:id="id91" draw:style-name="a620" draw:name="Straight Connector 19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2" draw:style-name="a623" draw:name="TextBox 20" svg:x="0.04697in" svg:y="1.3197in" svg:width="1.11063in" svg:height="0.4189in">
          <draw:text-box>
            <text:p text:style-name="a622" text:class-names="" text:cond-style-name=""><text:span text:style-name="a621" text:class-names="">LED 0V</text:span></text:p>
          </draw:text-box>
          <svg:title/>
          <svg:desc/>
        </draw:frame>
        <draw:custom-shape svg:x="1.15759in" svg:y="1.52285in" svg:width="1.8672in" svg:height="0in" draw:id="id93" draw:style-name="a626" draw:name="Straight Connector 21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4" draw:style-name="a630" draw:name="TextBox 25" svg:x="1.25838in" svg:y="1.64568in" svg:width="1.47587in" svg:height="0.43024in">
          <draw:text-box>
            <text:p text:style-name="a629" text:class-names="" text:cond-style-name=""><text:span text:style-name="a627" text:class-names="">BUT INT 0</text:span><text:span text:style-name="a628" text:class-names=""/></text:p>
          </draw:text-box>
          <svg:title/>
          <svg:desc/>
        </draw:frame>
        <draw:custom-shape svg:x="2.73425in" svg:y="1.80081in" svg:width="0.22476in" svg:height="0.00471in" draw:id="id95" draw:style-name="a633" draw:name="Straight Connector 2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6" draw:style-name="a637" draw:name="TextBox 27" svg:x="0.06745in" svg:y="0.29538in" svg:width="1.63503in" svg:height="0.43024in">
          <draw:text-box>
            <text:p text:style-name="a636" text:class-names="" text:cond-style-name=""><text:span text:style-name="a634" text:class-names="">BUT SDA 0</text:span><text:span text:style-name="a635" text:class-names=""/></text:p>
          </draw:text-box>
          <svg:title/>
          <svg:desc/>
        </draw:frame>
        <draw:custom-shape svg:x="1.70248in" svg:y="0.64531in" svg:width="0.91735in" svg:height="0.00826in" draw:id="id97" draw:style-name="a640" draw:name="Straight Connector 28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8" draw:style-name="a646" draw:name="TextBox 29" svg:x="0.06013in" svg:y="0.79839in" svg:width="1.63503in" svg:height="0.43024in">
          <draw:text-box>
            <text:p text:style-name="a645" text:class-names="" text:cond-style-name=""><text:span text:style-name="a641" text:class-names="">BUT<text:s text:c="1"/></text:span><text:span text:style-name="a642" text:class-names="">SCL</text:span><text:span text:style-name="a643" text:class-names=""><text:s text:c="1"/>0</text:span><text:span text:style-name="a644" text:class-names=""/></text:p>
          </draw:text-box>
          <svg:title/>
          <svg:desc/>
        </draw:frame>
        <draw:custom-shape svg:x="1.69516in" svg:y="0.94893in" svg:width="0.92468in" svg:height="0.00103in" draw:id="id99" draw:style-name="a649" draw:name="Straight Connector 30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655">
          <draw:frame draw:id="id100" draw:style-name="a652" draw:name="Slide Number Placeholder 6" svg:x="4.81102in" svg:y="10.45in" svg:width="3.68858in" svg:height="0.54961in">
            <draw:text-box>
              <text:p text:style-name="a651" text:class-names="" text:cond-style-name=""><text:span text:style-name="a650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01" presentation:style-name="a653" draw:name="Slide Image Placeholder 1">
            <svg:title/>
            <svg:desc/>
          </draw:page-thumbnail>
          <draw:frame draw:id="id102" presentation:style-name="a65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creator>Marco CONCIATORI</dc:creator>
    <meta:creation-date>2025-12-04T11:06:51Z</meta:creation-date>
    <dc:date>2025-12-10T18:41:07Z</dc:date>
    <meta:editing-cycles>11</meta:editing-cycles>
    <meta:editing-duration>PT7413S</meta:editing-duration>
    <meta:document-statistic meta:paragraph-count="14" meta:word-count="34"/>
  </office:meta>
</office:document-meta>
</file>